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208" officeooo:paragraph-rsid="00008208"/>
    </style:style>
    <style:style style:name="P2" style:family="paragraph" style:parent-style-name="Standard">
      <style:text-properties fo:font-weight="bold" officeooo:rsid="00008208" officeooo:paragraph-rsid="0000820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 Caldas Garrido, amb domicili al C/ de l’Amazònia, 38, Maó. Amb DNI núm (...), telèfon 629 41 00 35, </text:p>
      <text:p text:style-name="P1"/>
      <text:p text:style-name="P1"/>
      <text:p text:style-name="P1">EXPÒS:</text:p>
      <text:p text:style-name="P1"/>
      <text:p text:style-name="P1">Que som llicenciat en Administració i Direcció d’Empreses per la UIB i compleixo els requisits establerts per optar a la plaça administrativa convocada, segons l’Ordre publicada al BOIB núm. 150/2024.</text:p>
      <text:p text:style-name="P1"/>
      <text:p text:style-name="P1"/>
      <text:p text:style-name="P1"/>
      <text:p text:style-name="P1">Per tot açò,</text:p>
      <text:p text:style-name="P1">SOL·LICIT:</text:p>
      <text:p text:style-name="P1"/>
      <text:p text:style-name="P1"/>
      <text:p text:style-name="P1">Que sigui admesa aquesta sol·licitud per prendre part en el concurs oposició de la plaça administrativa convocada.</text:p>
      <text:p text:style-name="P1"/>
      <text:p text:style-name="P1"/>
      <text:p text:style-name="P1"/>
      <text:p text:style-name="P1">Maó, 19 de novembre de 2024</text:p>
      <text:p text:style-name="P1"/>
      <text:p text:style-name="P1">[Signatura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PARTAMENT DE RECURSOS HUMANS</text:p>
      <text:p text:style-name="P2">EMPRESA PÚBLICA BALEA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26:29.014556885</meta:creation-date>
    <dc:date>2024-11-19T08:41:43.410192729</dc:date>
    <meta:editing-duration>PT2M36S</meta:editing-duration>
    <meta:editing-cycles>1</meta:editing-cycles>
    <meta:document-statistic meta:table-count="0" meta:image-count="0" meta:object-count="0" meta:page-count="1" meta:paragraph-count="10" meta:word-count="86" meta:character-count="537" meta:non-whitespace-character-count="460"/>
    <meta:generator>LibreOffice/24.2.6.2$Linux_X86_64 LibreOffice_project/420$Build-2</meta:generator>
  </office:meta>
</office:document-meta>
</file>